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/>
    </style:style>
    <style:style style:name="gr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47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 draw:fill="solid" draw:fill-color="#0047ff"/>
    </style:style>
    <style:style style:name="gr5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6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none" draw:fill="solid" draw:fill-color="#ffff66"/>
    </style:style>
    <style:style style:name="gr7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0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objectwithoutfill">
      <style:graphic-properties svg:stroke-width="0.254cm" draw:marker-start-width="0.579cm" draw:marker-end="Arrow" draw:marker-end-width="0.679cm" draw:fill="solid" draw:fill-color="#000000" draw:textarea-vertical-align="middle" fo:padding-top="0.25cm" fo:padding-bottom="0.25cm" fo:padding-left="0.375cm" fo:padding-right="0.375cm"/>
    </style:style>
    <style:style style:name="gr10" style:family="graphic" style:parent-style-name="objectwithoutfill">
      <style:graphic-properties draw:stroke="solid" svg:stroke-width="0.254cm" svg:stroke-color="#ff0000" draw:marker-start-width="0.579cm" draw:marker-end="Arrow" draw:marker-end-width="0.679cm" draw:fill="solid" draw:fill-color="#0047ff" draw:textarea-vertical-align="middle" fo:padding-top="0.25cm" fo:padding-bottom="0.25cm" fo:padding-left="0.375cm" fo:padding-right="0.3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 style:font-name="Helvetica"/>
    </style:style>
    <style:style style:name="P3" style:family="paragraph">
      <style:text-properties fo:color="#000000" style:font-name="Helvetica"/>
    </style:style>
    <style:style style:name="T1" style:family="text">
      <style:text-properties fo:color="#ff0000" style:font-name="Helvetica"/>
    </style:style>
    <style:style style:name="T2" style:family="text">
      <style:text-properties fo:color="#000000" style:font-name="Helvetic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2.921cm" svg:height="2.921cm" svg:x="10.779cm" svg:y="13.82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3d:scene draw:style-name="gr1" svg:width="2.921cm" svg:height="2.921cm" svg:x="10.78cm" svg:y="13.82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3d:scene draw:style-name="gr1" svg:width="2.921cm" svg:height="2.921cm" svg:x="9.349cm" svg:y="14.11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3d:scene draw:style-name="gr1" svg:width="2.921cm" svg:height="2.921cm" svg:x="10.779cm" svg:y="14.84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3d:scene draw:style-name="gr3" svg:width="2.921cm" svg:height="2.921cm" svg:x="12.049cm" svg:y="14.33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5" svg:width="2.921cm" svg:height="2.921cm" svg:x="11.922cm" svg:y="12.93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6" draw:layer="layout"/>
        </dr3d:scene>
        <dr3d:scene draw:style-name="gr5" svg:width="2.921cm" svg:height="2.921cm" svg:x="9.255cm" svg:y="13.0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6" draw:layer="layout"/>
        </dr3d:scene>
        <dr3d:scene draw:style-name="gr3" svg:width="2.921cm" svg:height="2.921cm" svg:x="10.525cm" svg:y="12.30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2.921cm" svg:height="2.921cm" svg:x="9.255cm" svg:y="15.47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2.921cm" svg:height="2.921cm" svg:x="10.398cm" svg:y="14.20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5" svg:width="2.921cm" svg:height="2.921cm" svg:x="11.16cm" svg:y="15.60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6" draw:layer="layout"/>
        </dr3d:scene>
        <dr3d:scene draw:style-name="gr5" svg:width="2.921cm" svg:height="2.921cm" svg:x="8.874cm" svg:y="13.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6" draw:layer="layout"/>
        </dr3d:scene>
        <dr3d:scene draw:style-name="gr7" svg:width="4.318cm" svg:height="4.318cm" svg:x="2.524cm" svg:y="6.84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draw:line draw:style-name="gr9" draw:text-style-name="P1" draw:layer="layout" svg:x1="6.461cm" svg:y1="10.144cm" svg:x2="11.541cm" svg:y2="11.922cm">
          <text:p/>
        </draw:line>
        <draw:line draw:style-name="gr9" draw:text-style-name="P1" draw:layer="layout" svg:x1="12.303cm" svg:y1="11.795cm" svg:x2="15.732cm" svg:y2="10.271cm">
          <text:p/>
        </draw:line>
        <draw:line draw:style-name="gr10" draw:text-style-name="P1" draw:layer="layout" svg:x1="14.329cm" svg:y1="17.898cm" svg:x2="17.256cm" svg:y2="19.669cm">
          <text:p/>
        </draw:line>
        <draw:frame draw:style-name="gr11" draw:text-style-name="P2" draw:layer="layout" svg:width="3.22cm" svg:height="0.882cm" svg:x="12.303cm" svg:y="19.034cm">
          <draw:text-box>
            <text:p text:style-name="P2"><text:span text:style-name="T1">Ionization</text:span></text:p>
          </draw:text-box>
        </draw:frame>
        <draw:frame draw:style-name="gr11" draw:text-style-name="P3" draw:layer="layout" svg:width="5.303cm" svg:height="0.882cm" svg:x="9.032cm" svg:y="9.516cm">
          <draw:text-box>
            <text:p text:style-name="P3"><text:span text:style-name="T2">Elastic scatter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2T11:34:00.954779000</meta:creation-date>
    <dc:date>2015-05-22T11:45:41.914925000</dc:date>
    <meta:editing-duration>PT11M40S</meta:editing-duration>
    <meta:editing-cycles>2</meta:editing-cycles>
    <meta:generator>LibreOffice/4.3.7.2$MacOSX_x86 LibreOffice_project/8a35821d8636a03b8bf4e15b48f59794652c68ba</meta:generator>
    <meta:document-statistic meta:object-count="31"/>
  </office:meta>
</office:document-meta>
</file>